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zxx" fo:country="none" officeooo:rsid="000766ec" officeooo:paragraph-rsid="000766ec" style:language-asian="zxx" style:country-asian="none" style:language-complex="zxx" style:country-complex="none"/>
    </style:style>
    <style:style style:name="P2" style:family="paragraph" style:parent-style-name="Standard">
      <style:text-properties fo:language="zxx" fo:country="none" officeooo:rsid="000766ec" officeooo:paragraph-rsid="0008bac8" style:language-asian="zxx" style:country-asian="none" style:language-complex="zxx" style:country-complex="none"/>
    </style:style>
    <style:style style:name="P3" style:family="paragraph" style:parent-style-name="Standard">
      <style:text-properties fo:language="zxx" fo:country="none" officeooo:rsid="000aad79" officeooo:paragraph-rsid="000aad79" style:language-asian="zxx" style:country-asian="none" style:language-complex="zxx" style:country-complex="none"/>
    </style:style>
    <style:style style:name="P4" style:family="paragraph" style:parent-style-name="Standard">
      <style:text-properties fo:language="zxx" fo:country="none" fo:font-style="italic" officeooo:rsid="000aad79" officeooo:paragraph-rsid="000aad79" style:language-asian="zxx" style:country-asian="none" style:font-style-asian="italic" style:language-complex="zxx" style:country-complex="none" style:font-style-complex="italic"/>
    </style:style>
    <style:style style:name="P5" style:family="paragraph" style:parent-style-name="Standard">
      <style:text-properties style:font-name="monospace" fo:language="zxx" fo:country="none" officeooo:rsid="000aad79" officeooo:paragraph-rsid="000c7efc" style:language-asian="zxx" style:country-asian="none" style:language-complex="zxx" style:country-complex="none"/>
    </style:style>
    <style:style style:name="P6" style:family="paragraph" style:parent-style-name="Standard">
      <style:text-properties style:font-name="monospace" fo:language="zxx" fo:country="none" fo:font-style="italic" officeooo:rsid="000aad79" officeooo:paragraph-rsid="000c7efc" style:language-asian="zxx" style:country-asian="none" style:font-style-asian="italic" style:language-complex="zxx" style:country-complex="none" style:font-style-complex="italic"/>
    </style:style>
    <style:style style:name="T1" style:family="text">
      <style:text-properties officeooo:rsid="00089f4d"/>
    </style:style>
    <style:style style:name="T2" style:family="text">
      <style:text-properties officeooo:rsid="0008bac8"/>
    </style:style>
    <style:style style:name="T3" style:family="text">
      <style:text-properties fo:color="#000000" style:font-name="Liberation Serif" fo:background-color="#ffffff" loext:char-shading-value="0"/>
    </style:style>
    <style:style style:name="T4" style:family="text">
      <style:text-properties fo:color="#000000" style:font-name="Liberation Serif" fo:font-style="italic" officeooo:rsid="000c7efc" fo:background-color="#ffffff" loext:char-shading-value="0" style:font-style-asian="italic" style:font-style-complex="italic"/>
    </style:style>
    <style:style style:name="T5" style:family="text">
      <style:text-properties fo:color="#000000" style:font-name="Liberation Serif" fo:font-style="normal" officeooo:rsid="000c7efc" fo:background-color="#ffffff" loext:char-shading-value="0" style:font-style-asian="normal" style:font-style-complex="normal"/>
    </style:style>
    <style:style style:name="T6" style:family="text">
      <style:text-properties fo:color="#000000" style:font-name="Liberation Serif" fo:font-style="normal" officeooo:rsid="000cab76" fo:background-color="#ffffff" loext:char-shading-value="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ÓRIO</text:p>
      <text:p text:style-name="P1"/>
      <text:p text:style-name="P1">EP 1 – MASTERMIND</text:p>
      <text:p text:style-name="P1"/>
      <text:p text:style-name="P1">ALUNO: Artur M. R. dos Santos</text:p>
      <text:p text:style-name="P1">NUSP: 10297734</text:p>
      <text:p text:style-name="P1"/>
      <text:p text:style-name="P1"/>
      <text:p text:style-name="P1">O método implementado no método strategyNew partiu de um pensamento simples: </text:p>
      <text:p text:style-name="P2">tenho que adicionar uma claúsula que invalide determinada cor em certa posição. Tendo isto em vista, em um primeiro momento, tentei implementar uma estratégia que analisava cada posição vinda do lastGuess. Caso naquela posição estivesse certa, deixava a cor. Caso contrário, mudava (o mudar a cor seria negar a cláusula que representava a cor). Entretanto, esse método não funcionou, e não funcionou por um motivo simples: <text:span text:style-name="T2">a</text:span>dicionar as cláusulas da maneira que havia implementado, invalidava a fórmula. <text:span text:style-name="T1">O processo que o programa faz é o de gerar cláusulas com o intuito do SAT Solver LingeLing avaliar as condições dadas, e resolver o problema. Portanto, a partir desta observação, minha estratégia foi alterada da seguinte maneira: observando pelo vetor booleano feedback – que analisa a validade da cor naquela posição – observo o valor que veio do lastGuess, caso esteja errado, mude.</text:span></text:p>
      <text:p text:style-name="P2"><text:span text:style-name="T2">Usando essa estratégia, fica explícito o que é feito. O problema do Mastermind, em sua versão mais simples, é resolvido desta maneira, o jogador observa o que está errado, e faz as devidas alterações. Isto, ao meu ver, foi algo muito intuitivo, pois a cada cláusula que o strategyNew adiciona, ele informa o LingeLing que: não utilize mais este valor, nesta casa, pois ele está errado, e desta forma, os palpites sempre chegam a uma solução válida, ou seja, considerando a forma normal clausal, ele adiciona uma claúsula no qual a fórmula é satisfazível.</text:span></text:p>
      <text:p text:style-name="P2"/>
      <text:p text:style-name="P3">A linguagem utilizada para este EP foi Java. Os programas foram testados automaticamente gerando um arquivo de texto na qual obtive as análises dos resultados. Para executar o programa, considerando que o usuário está utilizando Linux – no meu caso, no shell do bash:</text:p>
      <text:p text:style-name="P3"/>
      <text:p text:style-name="P4">javac /br/usp/ime/liamf/*.java</text:p>
      <text:p text:style-name="P6"><text:span text:style-name="T3">jar cvfe mastermind.jar br.usp.ime.liamf.Main br/</text:span></text:p>
      <text:p text:style-name="P5"><text:span text:style-name="T4">java -jar mastermind.jar <text:s/>&lt;número de slots&gt; &lt;número de cores&gt; &lt;número de possíveis tentativas&gt;</text:span></text:p>
      <text:p text:style-name="P5"><text:span text:style-name="T4"/></text:p>
      <text:p text:style-name="P5"><text:span text:style-name="T5">(Foi considerado que o usuário se encontra na pasta, na hora da compilação).</text:span></text:p>
      <text:p text:style-name="P5"><text:span text:style-name="T5"/></text:p>
      <text:p text:style-name="P5"><text:span text:style-name="T6">Foi utilizada uma cláusula unitária a cada interação com o método strategyNew, ou seja, a cada chamada é gerado um novo vetor unitário, chamado claus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6T16:52:23.046278827</meta:creation-date>
    <dc:date>2017-09-16T21:28:32.264093658</dc:date>
    <meta:editing-duration>PT1H47M5S</meta:editing-duration>
    <meta:editing-cycles>2</meta:editing-cycles>
    <meta:generator>LibreOffice/5.1.6.2$Linux_X86_64 LibreOffice_project/10m0$Build-2</meta:generator>
    <meta:document-statistic meta:table-count="0" meta:image-count="0" meta:object-count="0" meta:page-count="1" meta:paragraph-count="13" meta:word-count="357" meta:character-count="2254" meta:non-whitespace-character-count="1903"/>
  </office:meta>
</office:document-meta>
</file>